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font-style="normal" officeooo:paragraph-rsid="00347ba9" style:font-style-asian="normal" style:font-style-complex="normal"/>
    </style:style>
    <style:style style:name="P5" style:family="paragraph" style:parent-style-name="Standard">
      <style:text-properties fo:font-style="normal" officeooo:rsid="0044374e" officeooo:paragraph-rsid="0044374e" style:font-style-asian="normal" style:font-style-complex="normal"/>
    </style:style>
    <style:style style:name="P6" style:family="paragraph" style:parent-style-name="Standard">
      <style:text-properties fo:font-style="normal" officeooo:rsid="004c0a3d" officeooo:paragraph-rsid="004c0a3d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weight="bold" officeooo:paragraph-rsid="002f8147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1pt" officeooo:paragraph-rsid="00328a95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1pt" officeooo:paragraph-rsid="0034204e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1pt" officeooo:rsid="0034204e" officeooo:paragraph-rsid="0034204e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1pt" officeooo:rsid="004c0a3d" officeooo:paragraph-rsid="004c0a3d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Arial1" fo:font-size="11pt" fo:font-style="normal" fo:font-weight="bold" officeooo:rsid="00347ba9" officeooo:paragraph-rsid="00347ba9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_20_ohne_20_Leerzeile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_20_ohne_20_Leerzeile">
      <style:text-properties fo:font-size="11pt" style:font-size-asian="11pt" style:font-size-complex="11pt"/>
    </style:style>
    <style:style style:name="P16" style:family="paragraph" style:parent-style-name="Standard_20_ohne_20_Leerzeile">
      <style:text-properties style:font-name="Arial1" fo:font-size="11pt" style:font-size-asian="11pt" style:font-size-complex="11pt"/>
    </style:style>
    <style:style style:name="P17" style:family="paragraph" style:parent-style-name="Standard_20_ohne_20_Leerzeile">
      <style:text-properties style:font-name="Arial1" fo:font-size="11pt" officeooo:rsid="001af4c1" officeooo:paragraph-rsid="003c9b13" style:font-size-asian="11pt" style:font-size-complex="11pt"/>
    </style:style>
    <style:style style:name="P18" style:family="paragraph" style:parent-style-name="Standard_20_ohne_20_Leerzeile">
      <style:text-properties style:font-name="Arial1" fo:font-size="11pt" fo:font-weight="normal" officeooo:rsid="00328a95" officeooo:paragraph-rsid="00328a95" style:font-size-asian="11pt" style:font-weight-asian="normal" style:font-size-complex="11pt" style:font-weight-complex="normal"/>
    </style:style>
    <style:style style:name="P19" style:family="paragraph" style:parent-style-name="Standard">
      <style:text-properties officeooo:paragraph-rsid="005af1ce"/>
    </style:style>
    <style:style style:name="P20" style:family="paragraph" style:parent-style-name="Standard">
      <style:text-properties fo:font-size="8pt" officeooo:rsid="001b80c7" officeooo:paragraph-rsid="005af1ce" style:font-size-asian="8pt" style:font-size-complex="8pt"/>
    </style:style>
    <style:style style:name="P21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22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23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4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6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28" style:family="paragraph">
      <style:paragraph-properties fo:text-align="start"/>
      <style:text-properties style:text-line-through-style="none" style:text-line-through-type="none" style:font-name="Arial2" fo:font-size="10pt" fo:font-style="normal" style:text-underline-style="none" fo:font-weight="normal"/>
    </style:style>
    <style:style style:name="T1" style:family="text">
      <style:text-properties officeooo:rsid="00328a95"/>
    </style:style>
    <style:style style:name="T2" style:family="text">
      <style:text-properties fo:font-weight="bold" officeooo:rsid="00328a95" style:font-weight-asian="bold" style:font-weight-complex="bold"/>
    </style:style>
    <style:style style:name="T3" style:family="text">
      <style:text-properties fo:font-weight="normal" officeooo:rsid="00328a95" style:font-weight-asian="normal" style:font-weight-complex="normal"/>
    </style:style>
    <style:style style:name="T4" style:family="text">
      <style:text-properties officeooo:rsid="0034204e"/>
    </style:style>
    <style:style style:name="T5" style:family="text">
      <style:text-properties officeooo:rsid="005283c9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_mc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mi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egal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gt_wmo_nam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6" draw:style-name="gr5" draw:text-style-name="P26" svg:width="4.5cm" svg:height="2.5cm" svg:x="15.401cm" svg:y="20.2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21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22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23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19"><draw:control text:anchor-type="as-char" svg:y="0.991cm" draw:z-index="24" draw:style-name="gr3" draw:text-style-name="P21" svg:width="4.5cm" svg:height="1.2cm" draw:control="control22"/></text:p><text:p text:style-name="P19"><draw:control text:anchor-type="as-char" svg:y="-0.009cm" draw:z-index="25" draw:style-name="gr3" draw:text-style-name="P26" svg:width="4.5cm" svg:height="0.451cm" draw:control="control23"/></text:p><text:p text:style-name="Standard"><draw:control text:anchor-type="as-char" svg:y="-0.009cm" draw:z-index="8" draw:style-name="gr3" draw:text-style-name="P26" svg:width="4.5cm" svg:height="0.451cm" draw:control="control7"/></text:p><text:p text:style-name="Standard"><draw:control text:anchor-type="as-char" svg:y="-0.009cm" draw:z-index="9" draw:style-name="gr3" draw:text-style-name="P26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26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26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21" svg:width="4.5cm" svg:height="0.451cm" draw:control="control11"/></text:p><text:p text:style-name="Kleine_20_Texte"><text:s/>Telefon<text:tab/><draw:control text:anchor-type="as-char" draw:z-index="13" draw:style-name="gr1" draw:text-style-name="P27" svg:width="3.241cm" svg:height="0.451cm" draw:control="control12"/></text:p><text:p text:style-name="Kleine_20_Texte"><text:s/>Telefax<text:tab/><draw:control text:anchor-type="as-char" draw:z-index="14" draw:style-name="gr1" draw:text-style-name="P27" svg:width="3.241cm" svg:height="0.451cm" draw:control="control13"/></text:p><text:p text:style-name="Standard"><draw:control text:anchor-type="as-char" svg:y="0.071cm" draw:z-index="15" draw:style-name="gr3" draw:text-style-name="P26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27" svg:width="3.241cm" svg:height="0.451cm" draw:control="control15"/></text:p><text:p text:style-name="Kleine_20_Texte"><text:s/>Telefax<text:tab/><draw:control text:anchor-type="as-char" draw:z-index="17" draw:style-name="gr1" draw:text-style-name="P27" svg:width="3.241cm" svg:height="0.451cm" draw:control="control16"/><text:tab/></text:p><text:p text:style-name="Standard"><draw:control text:anchor-type="as-char" svg:y="-0.009cm" draw:z-index="18" draw:style-name="gr3" draw:text-style-name="P26" svg:width="4.5cm" svg:height="0.451cm" draw:control="control17"/></text:p><text:p text:style-name="Standard"><draw:control text:anchor-type="as-char" svg:y="0.071cm" draw:z-index="19" draw:style-name="gr3" draw:text-style-name="P26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2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8">Fachprüfung „<text:span text:style-name="T5">Trockengüterschifffahrt</text:span>“ gemäß ADN 8.2.2.7.<text:span text:style-name="T5">1</text:span></text:p>
      <text:p text:style-name="P14"/>
      <text:p text:style-name="P14"/>
      <text:p text:style-name="P15"><draw:control text:anchor-type="as-char" svg:y="-0.351cm" draw:z-index="4" draw:style-name="gr3" draw:text-style-name="P23" svg:width="12.002cm" svg:height="0.701cm" draw:control="control4"/></text:p>
      <text:p text:style-name="P15"/>
      <text:p text:style-name="P17"><text:span text:style-name="T1">nach dem Ergebnis, der von Ihnen abgelegten Fachprüfung ADN „Trockengüterschifffahrt“ kann Ihnen eine Bescheinigung über besondere Kenntnisse des ADN 8.2.1.3 nicht erteilt werden, da Sie die Prüfung nach ADN 8.2.2.7.1.5 </text:span><text:span text:style-name="T2">nicht bestanden </text:span><text:span text:style-name="T3">haben.</text:span></text:p>
      <text:p text:style-name="P18"/>
      <text:p text:style-name="P16">Prüfungstermin: <draw:control text:anchor-type="as-char" svg:y="-0.485cm" draw:z-index="5" draw:style-name="gr3" draw:text-style-name="P24" svg:width="9.302cm" svg:height="0.701cm" draw:control="control5"/></text:p>
      <text:p text:style-name="P9"><text:span text:style-name="T1">Erreichte Punktzahl Multiple Choice Fragen:</text:span><text:span text:style-name="T1"><draw:control text:anchor-type="as-char" svg:y="-0.485cm" draw:z-index="20" draw:style-name="gr3" draw:text-style-name="P24" svg:width="4.977cm" svg:height="0.701cm" draw:control="control19"/></text:span></text:p>
      <text:p text:style-name="P10"><text:span text:style-name="T4">Sie haben gemäß ADN 8.2.2.7.1.5 die erforderliche Mindestpunktzahl von 25 Punkten nicht erreicht.</text:span></text:p>
      <text:p text:style-name="P11">Sie können nach Ablauf einer Frist erneut an einer Prüfung teilnehmen.</text:p>
      <text:p text:style-name="P10"><text:span text:style-name="T4">Ende der Sperrfrist:</text:span><text:span text:style-name="T4"><draw:control text:anchor-type="as-char" svg:y="-0.485cm" draw:z-index="21" draw:style-name="gr3" draw:text-style-name="P24" svg:width="8.914cm" svg:height="0.701cm" draw:control="control20"/></text:span></text:p>
      <text:p text:style-name="P12">Für die Teilnahme an einer Wiederholungsprüfung bitte ich um frühzeitige Anmeldung.</text:p>
      <text:p text:style-name="P12"/>
      <text:p text:style-name="P13">Rechtsbehelfsbelehrung</text:p>
      <text:p text:style-name="P4"><draw:control text:anchor-type="char" draw:z-index="22" draw:style-name="gr4" draw:text-style-name="P28" svg:width="12.576cm" svg:height="2.701cm" svg:x="-0.088cm" svg:y="0cm" draw:control="control21"/></text:p>
      <text:p text:style-name="P3"/>
      <text:p text:style-name="P3">Mit freundlichen Grüßen</text:p>
      <text:p text:style-name="P3">Im Auftrag</text:p>
      <text:p text:style-name="P3"/>
      <text:p text:style-name="P3"/>
      <text:p text:style-name="P3"/>
      <text:p text:style-name="P5">Mit freundlichen Grüßen</text:p>
      <text:p text:style-name="P6">Im Auftrag</text:p>
      <text:p text:style-name="P6"/>
      <text:p text:style-name="P3"><draw:control text:anchor-type="as-char" svg:y="-1.351cm" draw:z-index="6" draw:style-name="gr3" draw:text-style-name="P25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06-06T14:12:42.951039745</dc:date>
    <dc:creator>Stefan Meyer</dc:creator>
    <meta:editing-duration>PT19H17M22S</meta:editing-duration>
    <meta:editing-cycles>101</meta:editing-cycles>
    <meta:document-statistic meta:table-count="0" meta:image-count="1" meta:object-count="0" meta:page-count="1" meta:paragraph-count="33" meta:word-count="103" meta:character-count="780" meta:non-whitespace-character-count="685"/>
  </office:meta>
</office:document-meta>
</file>